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b3b05" officeooo:paragraph-rsid="001b3b05" style:font-size-asian="18pt" style:font-weight-asian="bold" style:font-size-complex="18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text-properties fo:font-size="12pt"/>
    </style:style>
    <style:style style:name="P5" style:family="paragraph">
      <style:text-properties fo:font-size="10pt" fo:font-style="italic" style:font-size-asian="10pt" style:font-style-asian="italic" style:font-size-complex="10pt" style:font-style-complex="italic"/>
    </style:style>
    <style:style style:name="P6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2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1pt" style:font-size-asian="11pt" style:font-size-complex="11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000000" draw:marker-end="Arrowheads_20_1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1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4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marker-end="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marker-start="Arrowheads_20_1" draw:marker-end="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5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3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3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2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000000" draw:marker-start="" draw:marker-end="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32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4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1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3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3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2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color="#000000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0.2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0.4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color="#000000"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31" draw:style-name="gr16" draw:text-style-name="P6" svg:width="1.0476in" svg:height="0.478in" draw:transform="rotate (-1.55788089033014) translate (0.686111111111111in 6.63611111111111in)"><draw:text-box><text:p text:style-name="P2"><text:span text:style-name="T2">On successful join</text:span></text:p><text:p text:style-name="P2"><text:span text:style-name="T2"/></text:p><text:p text:style-name="P2"><text:span text:style-name="T2"/></text:p></draw:text-box></draw:frame><draw:line text:anchor-type="paragraph" draw:z-index="30" draw:style-name="gr7" draw:text-style-name="P3" svg:x1="0.4484in" svg:y1="7.7984in" svg:x2="0.4539in" svg:y2="6.561in"><text:p/></draw:line><draw:frame text:anchor-type="paragraph" draw:z-index="29" draw:style-name="gr15" draw:text-style-name="P6" svg:width="0.9197in" svg:height="0.1898in" svg:x="1.6299in" svg:y="7.9929in"><draw:text-box><text:p text:style-name="P2"><text:span text:style-name="T2">Exit thread</text:span></text:p></draw:text-box></draw:frame><draw:frame text:anchor-type="paragraph" draw:z-index="28" draw:style-name="gr5" draw:text-style-name="P2" svg:width="1.2504in" svg:height="0.2453in" svg:x="2.6307in" svg:y="8.0799in"><draw:text-box><text:p text:style-name="P2">TERMINATED</text:p></draw:text-box></draw:frame><draw:frame text:anchor-type="paragraph" draw:z-index="27" draw:style-name="gr14" draw:text-style-name="P2" svg:width="1.7594in" svg:height="0.576in" svg:x="4.8898in" svg:y="3.8937in"><draw:text-box><text:p text:style-name="P2">CONTROL LOOP: Loop infinitely till <text:span text:style-name="T2">stop_irm_agent</text:span> is TRUE</text:p></draw:text-box></draw:frame><draw:rect text:anchor-type="paragraph" draw:z-index="26" draw:style-name="gr2" draw:text-style-name="P2" svg:width="1.3732in" svg:height="0.4551in" svg:x="2.5618in" svg:y="7.9319in"><text:p/></draw:rect><draw:line text:anchor-type="paragraph" draw:z-index="25" draw:style-name="gr7" draw:text-style-name="P2" svg:x1="2.5492in" svg:y1="8.1827in" svg:x2="1.6484in" svg:y2="8.1827in"><text:p/></draw:line><draw:frame text:anchor-type="paragraph" draw:z-index="24" draw:style-name="gr13" draw:text-style-name="P3" svg:width="2.0217in" svg:height="0.576in" svg:x="-0.3728in" svg:y="7.9339in"><draw:text-box><text:p text:style-name="P2"><text:span text:style-name="T1">CLEANUP INTERNAL DATA STRUCTURES AND CONFIGURATION</text:span></text:p></draw:text-box></draw:frame><draw:rect text:anchor-type="paragraph" draw:z-index="23" draw:style-name="gr2" draw:text-style-name="P2" svg:width="1.4469in" svg:height="0.4315in" svg:x="4.8102in" svg:y="5.7634in"><text:p/></draw:rect><draw:frame text:anchor-type="paragraph" draw:z-index="22" draw:style-name="gr4" draw:text-style-name="P5" svg:width="3.1358in" svg:height="0.274in" draw:transform="rotate (-0.000698131700797933) translate (1.61319444444444in 4.95347222222222in)"><draw:text-box><text:p text:style-name="P2"><text:span text:style-name="T2">IF yes THEN wait to receive a RESOURCE OFFER</text:span></text:p></draw:text-box></draw:frame><draw:frame text:anchor-type="paragraph" draw:z-index="21" draw:style-name="gr10" draw:text-style-name="P6" svg:width="4.0197in" svg:height="0.478in" svg:x="0.448in" svg:y="3.861in"><draw:text-box><text:p text:style-name="P2"><text:span text:style-name="T2">IF the loop breaks THEN</text:span></text:p><text:p text:style-name="P2"><text:span text:style-name="T2"/></text:p><text:p text:style-name="P2"><text:span text:style-name="T2">Check for some conditions to ensure valid protocol finalization</text:span></text:p></draw:text-box></draw:frame><draw:line text:anchor-type="paragraph" draw:z-index="20" draw:style-name="gr12" draw:text-style-name="P2" svg:x1="0.448in" svg:y1="4.1114in" svg:x2="4.8173in" svg:y2="4.1043in"><text:p/></draw:line><draw:rect text:anchor-type="paragraph" draw:z-index="19" draw:style-name="gr2" draw:text-style-name="P2" svg:width="1.8315in" svg:height="0.576in" svg:x="4.8173in" svg:y="3.8937in"><text:p/></draw:rect><draw:frame text:anchor-type="paragraph" draw:z-index="18" draw:style-name="gr11" draw:text-style-name="P6" svg:width="0.9287in" svg:height="0.3189in" draw:transform="rotate (-1.54164932828659) translate (5.71944444444444in 2.77569444444444in)"><draw:text-box><text:p text:style-name="P2"><text:span text:style-name="T2">Successful thread creation</text:span></text:p></draw:text-box></draw:frame><draw:line text:anchor-type="paragraph" draw:z-index="17" draw:style-name="gr1" draw:text-style-name="P2" svg:x1="5.4984in" svg:y1="2.7228in" svg:x2="5.5331in" svg:y2="3.8937in"><text:p/></draw:line><draw:frame text:anchor-type="paragraph" draw:z-index="16" draw:style-name="gr10" draw:text-style-name="P6" svg:width="2.7087in" svg:height="0.3189in" svg:x="1.722in" svg:y="2.089in"><draw:text-box><text:p text:style-name="P2"><text:span text:style-name="T2">IF error THEN <text:s/>return SLURM_ERROR </text:span></text:p><text:p text:style-name="P2"><text:span text:style-name="T2">Stop the thread (IRM_AGENT) </text:span></text:p></draw:text-box></draw:frame><draw:line text:anchor-type="paragraph" draw:z-index="15" draw:style-name="gr7" draw:text-style-name="P2" svg:x1="1.1835in" svg:y1="2.2406in" svg:x2="4.8173in" svg:y2="2.2335in"><text:p/></draw:line><draw:frame text:anchor-type="paragraph" draw:z-index="14" draw:style-name="gr9" draw:text-style-name="P2" svg:width="1.5878in" svg:height="0.576in" svg:x="4.8898in" svg:y="2.0862in"><draw:text-box><text:p text:style-name="P2">CREATE A THREAD FOR HANDLING URGENT JOBS</text:p></draw:text-box></draw:frame><draw:rect text:anchor-type="paragraph" draw:z-index="13" draw:style-name="gr2" draw:text-style-name="P2" svg:width="1.6598in" svg:height="0.7106in" svg:x="4.8173in" svg:y="2.0126in"><text:p/></draw:rect><draw:frame text:anchor-type="paragraph" draw:z-index="12" draw:style-name="gr4" draw:text-style-name="P5" svg:width="1.5795in" svg:height="0.3189in" draw:transform="rotate (-1.54147479536139) translate (5.60902777777778in 0.274305555555555in)"><draw:text-box><text:p text:style-name="P2"><text:span text:style-name="T2">IF protocol initialization </text:span></text:p><text:p text:style-name="P2"><text:span text:style-name="T2"><text:s/></text:span><text:span text:style-name="T2">is Successful</text:span></text:p></draw:text-box></draw:frame><draw:line text:anchor-type="paragraph" draw:z-index="11" draw:style-name="gr6" draw:text-style-name="P2" svg:x1="5.0602in" svg:y1="0.4264in" svg:x2="5.4638in" svg:y2="0.4264in"><text:p/></draw:line><draw:line text:anchor-type="paragraph" draw:z-index="10" draw:style-name="gr1" draw:text-style-name="P2" svg:x1="5.4638in" svg:y1="0.4264in" svg:x2="5.4984in" svg:y2="2.0193in"><text:p/></draw:line><draw:frame text:anchor-type="paragraph" draw:z-index="9" draw:style-name="gr8" draw:text-style-name="P6" svg:width="3.4071in" svg:height="0.548in" svg:x="0.3866in" svg:y="0.9201in"><draw:text-box><text:p text:style-name="P2"><text:span text:style-name="T2">IF protocol initialization is Unsuccessful THEN</text:span></text:p><text:p text:style-name="P2"><text:span text:style-name="T2"/></text:p><text:p text:style-name="P2"><text:span text:style-name="T2">return SLURM_ERROR; Stop the thread (IRM_AGENT) </text:span></text:p></draw:text-box></draw:frame><draw:line text:anchor-type="paragraph" draw:z-index="8" draw:style-name="gr7" draw:text-style-name="P2" svg:x1="0.1661in" svg:y1="1.1374in" svg:x2="3.8795in" svg:y2="1.1374in"><text:p/></draw:line><draw:line text:anchor-type="paragraph" draw:z-index="7" draw:style-name="gr6" draw:text-style-name="P2" svg:x1="3.8791in" svg:y1="0.6839in" svg:x2="3.889in" svg:y2="1.1374in"><text:p/></draw:line><draw:frame text:anchor-type="paragraph" draw:z-index="6" draw:style-name="gr5" draw:text-style-name="P2" svg:width="1.2504in" svg:height="0.2453in" svg:x="3.7591in" svg:y="0.3654in"><draw:text-box><text:p text:style-name="P2">INITIALIZED</text:p></draw:text-box></draw:frame><draw:rect text:anchor-type="paragraph" draw:z-index="5" draw:style-name="gr2" draw:text-style-name="P2" svg:width="1.3732in" svg:height="0.4551in" svg:x="3.6972in" svg:y="0.2291in"><text:p/></draw:rect><draw:frame text:anchor-type="paragraph" draw:z-index="4" draw:style-name="gr4" draw:text-style-name="P5" svg:width="1.2012in" svg:height="0.3189in" svg:x="2.2374in" svg:y="0.2429in"><draw:text-box><text:p text:style-name="P2"><text:span text:style-name="T2">Protocol </text:span></text:p><text:p text:style-name="P2"><text:span text:style-name="T2">Initialization</text:span></text:p></draw:text-box></draw:frame><draw:line text:anchor-type="paragraph" draw:z-index="3" draw:style-name="gr1" draw:text-style-name="P2" svg:x1="2.2374in" svg:y1="0.4264in" svg:x2="3.6949in" svg:y2="0.4264in"><text:p/></draw:line><draw:frame text:anchor-type="paragraph" draw:z-index="2" draw:style-name="gr3" draw:text-style-name="P4" svg:width="1.2504in" svg:height="0.1925in" svg:x="0.9138in" svg:y="0.3673in"><draw:text-box><text:p><text:span text:style-name="T1">UNINITIALIZED</text:span></text:p></draw:text-box></draw:frame><draw:rect text:anchor-type="paragraph" draw:z-index="1" draw:style-name="gr2" draw:text-style-name="P3" svg:width="1.374in" svg:height="0.4559in" svg:x="0.8516in" svg:y="0.2291in"><text:p/></draw:rect><draw:line text:anchor-type="paragraph" draw:z-index="0" draw:style-name="gr1" draw:text-style-name="P2" svg:x1="-0.7409in" svg:y1="0.4508in" svg:x2="0.8516in" svg:y2="0.4256in"><text:p/></draw:line><draw:frame text:anchor-type="paragraph" draw:z-index="32" draw:style-name="gr17" draw:text-style-name="P6" svg:width="1.4933in" svg:height="0.3752in" svg:x="-0.7898in" svg:y="0.2673in"><draw:text-box><text:p text:style-name="P2"><text:span text:style-name="T2">Socket connection with</text:span></text:p><text:p text:style-name="P7"><text:span text:style-name="T2">iRM Daemon established</text:span></text:p></draw:text-box></draw:frame><draw:line text:anchor-type="paragraph" draw:z-index="33" draw:style-name="gr18" draw:text-style-name="P2" svg:x1="0.448in" svg:y1="4.111in" svg:x2="0.448in" svg:y2="4.6866in"><text:p/></draw:line><draw:rect text:anchor-type="paragraph" draw:z-index="34" draw:style-name="gr2" draw:text-style-name="P2" svg:width="1.3732in" svg:height="0.3539in" svg:x="-0.2807in" svg:y="6.1827in"><text:p/></draw:rect><draw:frame text:anchor-type="paragraph" draw:z-index="35" draw:style-name="gr19" draw:text-style-name="P3" svg:width="1.2504in" svg:height="0.2677in" svg:x="-0.2189in" svg:y="6.2689in"><draw:text-box><text:p text:style-name="P2"><text:span text:style-name="T1">WAITING</text:span></text:p></draw:text-box></draw:frame><draw:rect text:anchor-type="paragraph" draw:z-index="36" draw:style-name="gr2" draw:text-style-name="P2" svg:width="2.0835in" svg:height="0.7114in" svg:x="-0.4346in" svg:y="7.7984in"><text:p/></draw:rect><draw:custom-shape text:anchor-type="paragraph" draw:z-index="37" draw:style-name="gr20" svg:width="1.5441in" svg:height="1.0051in" svg:x="-0.3118in" svg:y="4.6854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38" draw:style-name="gr21" draw:text-style-name="P8" svg:width="0.9807in" svg:height="0.528in" svg:x="0.0134in" svg:y="4.9457in"><draw:text-box><text:p text:style-name="P2"><text:span text:style-name="T3">IF negotiation protocol was in progress</text:span></text:p></draw:text-box></draw:frame><draw:line text:anchor-type="paragraph" draw:z-index="39" draw:style-name="gr12" draw:text-style-name="P2" svg:x1="1.161in" svg:y1="5.1547in" svg:x2="5.1902in" svg:y2="5.1457in"><text:p/></draw:line><draw:frame text:anchor-type="paragraph" draw:z-index="40" draw:style-name="gr19" draw:text-style-name="P3" svg:width="1.2504in" svg:height="0.2677in" svg:x="4.9161in" svg:y="5.8764in"><draw:text-box><text:p text:style-name="P2"><text:span text:style-name="T1">WAITING</text:span></text:p></draw:text-box></draw:frame><draw:line text:anchor-type="paragraph" draw:z-index="41" draw:style-name="gr1" draw:text-style-name="P2" svg:x1="5.1902in" svg:y1="5.1457in" svg:x2="5.1902in" svg:y2="5.763in"><text:p/></draw:line><draw:line text:anchor-type="paragraph" draw:z-index="42" draw:style-name="gr1" draw:text-style-name="P2" svg:x1="5.4846in" svg:y1="6.1945in" svg:x2="5.4846in" svg:y2="7.3016in"><text:p/></draw:line><draw:frame text:anchor-type="paragraph" draw:z-index="43" draw:style-name="gr22" draw:text-style-name="P6" svg:width="0.8362in" svg:height="0.7961in" draw:transform="rotate (-1.55753182447974) translate (5.84513888888889in 6.25694444444444in)"><draw:text-box><text:p text:style-name="P2"><text:span text:style-name="T2">Irrespective of a valid or invalid receive</text:span></text:p><text:p text:style-name="P2"><text:span text:style-name="T2"/></text:p><text:p text:style-name="P2"><text:span text:style-name="T2"/></text:p></draw:text-box></draw:frame><draw:frame text:anchor-type="paragraph" draw:z-index="44" draw:style-name="gr19" draw:text-style-name="P3" svg:width="1.2504in" svg:height="0.2677in" svg:x="4.9528in" svg:y="7.3717in"><draw:text-box><text:p text:style-name="P2"><text:span text:style-name="T1">TERMINATION</text:span></text:p></draw:text-box></draw:frame><draw:rect text:anchor-type="paragraph" draw:z-index="45" draw:style-name="gr2" draw:text-style-name="P2" svg:width="1.4469in" svg:height="0.4315in" svg:x="4.7736in" svg:y="7.2953in"><text:p/></draw:rect><draw:line text:anchor-type="paragraph" draw:z-index="46" draw:style-name="gr12" draw:text-style-name="P2" svg:x1="1.2571in" svg:y1="7.4933in" svg:x2="4.7736in" svg:y2="7.4862in"><text:p/></draw:line><draw:line text:anchor-type="paragraph" draw:z-index="47" draw:style-name="gr12" draw:text-style-name="P2" svg:x1="1.2571in" svg:y1="7.4862in" svg:x2="1.2571in" svg:y2="6.3571in"><text:p/></draw:line><draw:frame text:anchor-type="paragraph" draw:z-index="48" draw:style-name="gr15" draw:text-style-name="P6" svg:width="2.2551in" svg:height="0.478in" svg:x="1.5874in" svg:y="7.0154in"><draw:text-box><text:p text:style-name="P2"><text:span text:style-name="T2">After completing protocol finalization wait to join the other threads which are feedback and the agent for urgent jobs.</text:span></text:p></draw:text-box></draw:frame><draw:line text:anchor-type="paragraph" draw:z-index="49" draw:style-name="gr12" draw:text-style-name="P2" svg:x1="0.4354in" svg:y1="5.6902in" svg:x2="4.2835in" svg:y2="5.6902in"><text:p/></draw:line><draw:line text:anchor-type="paragraph" draw:z-index="50" draw:style-name="gr6" draw:text-style-name="P2" svg:x1="4.2835in" svg:y1="5.6902in" svg:x2="4.2961in" svg:y2="7.311in"><text:p/></draw:line><draw:frame text:anchor-type="paragraph" draw:z-index="51" draw:style-name="gr4" draw:text-style-name="P5" svg:width="3.1358in" svg:height="0.274in" draw:transform="rotate (-0.000698131700797933) translate (1.14791666666667in 5.48055555555556in)"><draw:text-box><text:p text:style-name="P2"><text:span text:style-name="T2">ELSE proceed to finalize the protocol</text:span></text:p></draw:text-box></draw:frame><draw:line text:anchor-type="paragraph" draw:z-index="52" draw:style-name="gr18" draw:text-style-name="P2" svg:x1="4.2957in" svg:y1="7.311in" svg:x2="4.7736in" svg:y2="7.311in"><text:p/></draw:line><draw:line text:anchor-type="paragraph" draw:z-index="53" draw:style-name="gr23" draw:text-style-name="P2" svg:x1="1.0925in" svg:y1="6.3445in" svg:x2="1.2571in" svg:y2="6.3571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6:18:38.865456350</meta:creation-date>
    <dc:date>2015-10-05T13:06:06.299296591</dc:date>
    <meta:editing-duration>PT3H22M39S</meta:editing-duration>
    <meta:editing-cycles>68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